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rebuchet ms" fo:font-size="12pt" style:font-size-asian="12pt" style:font-size-complex="12pt"/>
    </style:style>
    <style:style style:name="P5" style:family="paragraph" style:parent-style-name="Heading_20_1">
      <style:paragraph-properties fo:text-align="start" style:justify-single-word="false"/>
    </style:style>
    <style:style style:name="T1" style:family="text">
      <style:text-properties fo:font-weight="bold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 fo:font-weight="normal" style:font-weight-asian="normal" style:font-weight-complex="normal"/>
    </style:style>
    <style:style style:name="T4" style:family="text">
      <style:text-properties style:font-name="Arial1" fo:font-size="8.85000038146973pt" fo:language="en" fo:country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CI</text:h>
      <text:p text:style-name="P1"/>
      <text:p text:style-name="P1">Pour toucher un plus large public (Daniel)<text:line-break/>    - bas de gamme (gamme découverte)<text:line-break/>    - moyen de gamme<text:line-break/>    - haut de gamme<text:line-break/>    (la différence entre les gammes tiendra du nombre d'électrodes et donc des capacités des casques)</text:p>
      <text:p text:style-name="P1"/>
      <text:p text:style-name="P1">(limited edition??)</text:p>
      <text:p text:style-name="P1">(slide 1)</text:p>
      <text:p text:style-name="P1"><text:tab/>...So, now I get present to you our offer, with our price range.</text:p>
      <text:p text:style-name="P1">The french technology OpenViBE and the technology EEG is predominantly unknown from the public. That's why, for reach a broad public, we suggest three different offers.</text:p>
      <text:list xml:id="list4884442585064352360" text:style-name="L1">
        <text:list-item>
          <text:p text:style-name="P2">the "Discovery" range, a low end product </text:p>
        </text:list-item>
        <text:list-item>
          <text:p text:style-name="P3">the "Classic" range, middle range product</text:p>
        </text:list-item>
        <text:list-item>
          <text:p text:style-name="P2"><text:span text:style-name="T2">the "Deluxe" range, a high-range product</text:span></text:p>
        </text:list-item>
      </text:list>
      <text:p text:style-name="P1"><text:span text:style-name="T2">(slide 2)</text:span></text:p>
      <text:p text:style-name="P1"><text:span text:style-name="T2"/></text:p>
      <text:p text:style-name="P1"><text:span text:style-name="T2">There is 14 EEG channels based on the 10-20 international locations.</text:span></text:p>
      <text:p text:style-name="P4"><text:span text:style-name="T2">AF3, F7, F3, FC5, T7, P7, O1, O2, P8, T8, FC6, F4, F8, AF4 (casque EPOC)</text:span></text:p>
      <text:p text:style-name="P4"><text:span text:style-name="T2"/></text:p>
      <text:p text:style-name="P1"><text:span text:style-name="T2"/></text:p>
      <text:p text:style-name="P1"><text:span text:style-name="T2">The Discovery range consist to </text:span></text:p>
      <text:p text:style-name="P1"><text:span text:style-name="T2"/></text:p>
      <text:p text:style-name="P1"><text:span text:style-name="T2">The Deluxe range with a wireless EEG for full autonomy of movement.</text:span></text:p>
      <text:p text:style-name="P1"><text:span text:style-name="T2">with precise spatial resolution because the captor location is optimal. </text:span></text:p>
      <text:p text:style-name="P1"><text:span text:style-name="T2">USB</text:span></text:p>
      <text:p text:style-name="P1"><text:span text:style-name="T2">charge USB</text:span></text:p>
      <text:p text:style-name="P1"><text:span text:style-name="T2">The </text:span><text:bookmark text:name="ctl00_cC_ucResEM_lblTranslation"/><text:span text:style-name="T2">lithium-ion battery provide 12 hours of autonomy.</text:span></text:p>
      <text:p text:style-name="P1"><text:span text:style-name="T2">Gyroscope, </text:span><text:bookmark text:name="firstHeading"/><text:span text:style-name="T3">Accelerometer and 6 inertial sensor for </text:span></text:p>
      <text:p text:style-name="P1"><text:span text:style-name="T3">head movement, head rotation</text:span></text:p>
      <text:p text:style-name="P1"><text:span text:style-name="T3">see emotions, stress, concentration, </text:span><text:bookmark text:name="ID0EUB"/><text:span text:style-name="T4">excitement</text:span></text:p>
      <text:p text:style-name="P1"><text:span text:style-name="T4"/></text:p>
      <text:p text:style-name="P1"><text:span text:style-name="T4">2D -&gt; 3D</text:span></text:p>
      <text:p text:style-name="P1"><text:span text:style-name="T1"/></text:p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rebuchet ms" svg:font-family="'trebuchet ms'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11-25T00:03:15</meta:creation-date>
    <dc:date>2014-11-25T01:32:16</dc:date>
    <dc:creator>Daniel Veysseire</dc:creator>
    <meta:editing-duration>PT1H29M1S</meta:editing-duration>
    <meta:editing-cycles>19</meta:editing-cycles>
    <meta:generator>OpenOffice.org/3.4.1$Unix OpenOffice.org_project/341m1$Build-9593</meta:generator>
    <meta:document-statistic meta:table-count="0" meta:image-count="0" meta:object-count="0" meta:page-count="2" meta:paragraph-count="22" meta:word-count="188" meta:character-count="1131"/>
  </office:meta>
</office:document-meta>
</file>